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Test</text:span></text:p>
      <text:p text:style-name="P2"><text:span text:style-name="T2">1)</text:span></text:p>
      <text:p text:style-name="P2"><text:span text:style-name="T2">#include &lt;stdio.h&gt;</text:span></text:p>
      <text:p text:style-name="P2"><text:span text:style-name="T2">void main() {</text:span></text:p>
      <text:p text:style-name="P2"><text:span text:style-name="T2"><text:tab/>int hr, min, sec, hr_sec, min_sec, total_sec;</text:span></text:p>
      <text:p text:style-name="P2"><text:span text:style-name="T2"><text:tab/>printf("Enter Hours = ");</text:span></text:p>
      <text:p text:style-name="P2"><text:span text:style-name="T2"><text:tab/>scanf("%d",&amp;hr);</text:span></text:p>
      <text:p text:style-name="P2"><text:span text:style-name="T2"><text:tab/></text:span></text:p>
      <text:p text:style-name="P2"><text:span text:style-name="T2"><text:tab/>printf("Enter Minutes = ");</text:span></text:p>
      <text:p text:style-name="P2"><text:span text:style-name="T2"><text:tab/>scanf("%d",&amp;min);</text:span></text:p>
      <text:p text:style-name="P2"><text:span text:style-name="T2"><text:tab/></text:span></text:p>
      <text:p text:style-name="P2"><text:span text:style-name="T2"><text:tab/>printf("Enter Seconds = ");</text:span></text:p>
      <text:p text:style-name="P2"><text:span text:style-name="T2"><text:tab/>scanf("%d",&amp;sec);</text:span></text:p>
      <text:p text:style-name="P2"><text:span text:style-name="T2"><text:tab/></text:span></text:p>
      <text:p text:style-name="P2"><text:span text:style-name="T2"><text:tab/>//convert hr to sec</text:span></text:p>
      <text:p text:style-name="P2"><text:span text:style-name="T2"><text:tab/>hr_sec=hr*3600;</text:span></text:p>
      <text:p text:style-name="P2"><text:span text:style-name="T2"><text:tab/></text:span></text:p>
      <text:p text:style-name="P2"><text:span text:style-name="T2"><text:tab/>//convert min to sec</text:span></text:p>
      <text:p text:style-name="P2"><text:span text:style-name="T2"><text:tab/>min_sec=min*60;</text:span></text:p>
      <text:p text:style-name="P2"><text:span text:style-name="T2"><text:tab/></text:span></text:p>
      <text:p text:style-name="P2"><text:span text:style-name="T2"><text:tab/>total_sec= hr_sec + min_sec + sec;</text:span></text:p>
      <text:p text:style-name="P2"><text:span text:style-name="T2"><text:tab/>printf("Total sec of %dhr:%dmin:%dsec =<text:s text:c="2"/>%dsec",hr,min,sec,total_sec);</text:span></text:p>
      <text:p text:style-name="P2"><text:span text:style-name="T2"><text:tab/></text:span></text:p>
      <text:p text:style-name="P2"><text:span text:style-name="T2">}</text:span></text:p>
      <text:p text:style-name="P2"><text:span text:style-name="T2"/></text:p>
      <text:p text:style-name="P2"><draw:frame text:anchor-type="as-char" svg:width="173.08mm" svg:height="77.99mm" style:rel-width="scale" style:rel-height="scale"><draw:object-ole xlink:href="OleObj1"/><draw:image xlink:href="ObjectReplacements/OleObj1"/></draw:frame><text:span text:style-name="T2"/></text:p>
      <text:p text:style-name="P2"><text:span text:style-name="T2"/></text:p>
      <text:p text:style-name="P2"><text:span text:style-name="T2">===========================================================================</text:span></text:p>
      <text:p text:style-name="P2"><text:span text:style-name="T2">2).</text:span></text:p>
      <text:p text:style-name="P2"><text:span text:style-name="T2"/></text:p>
      <text:p text:style-name="P2"><text:span text:style-name="T2">#include &lt;stdio.h&gt;</text:span></text:p>
      <text:p text:style-name="P2"><text:span text:style-name="T2">void main (){</text:span></text:p>
      <text:p text:style-name="P2"><text:span text:style-name="T2"><text:tab/>int year;</text:span></text:p>
      <text:p text:style-name="P2"><text:span text:style-name="T2"><text:tab/>printf("Enter year = ");</text:span></text:p>
      <text:p text:style-name="P2"><text:span text:style-name="T2"><text:tab/>scanf("%d",&amp;year);</text:span></text:p>
      <text:p text:style-name="P2"><text:span text:style-name="T2"><text:tab/></text:span></text:p>
      <text:p text:style-name="P2"><text:span text:style-name="T2"><text:tab/>if ((year%4==0 &amp;&amp; year%100!=0 ) || (year%400==0)) {</text:span></text:p>
      <text:p text:style-name="P2"><text:span text:style-name="T2"><text:tab/><text:tab/><text:tab/>printf("%d year is Leap year",year);</text:span></text:p>
      <text:p text:style-name="P2"><text:span text:style-name="T2"><text:tab/>}</text:span></text:p>
      <text:p text:style-name="P2"><text:span text:style-name="T2"><text:tab/>else {</text:span></text:p>
      <text:p text:style-name="P2"><text:span text:style-name="T2"><text:tab/><text:tab/><text:tab/>printf("%d year is NOT Leap year",year);</text:span></text:p>
      <text:p text:style-name="P2"><text:span text:style-name="T2"><text:tab/>}</text:span></text:p>
      <text:p text:style-name="P2"><text:span text:style-name="T2">}</text:span></text:p>
      <text:p text:style-name="P2"><draw:frame text:anchor-type="as-char" svg:width="146.47mm" svg:height="104.99mm" style:rel-width="scale" style:rel-height="scale"><draw:object-ole xlink:href="OleObj2"/><draw:image xlink:href="ObjectReplacements/OleObj2"/></draw:frame><text:span text:style-name="T2"/></text:p>
      <text:p text:style-name="P2"><text:span text:style-name="T2">===========================================================================</text:span></text:p>
      <text:p text:style-name="P2"><text:span text:style-name="T2">3).</text:span></text:p>
      <text:p text:style-name="P2"><text:span text:style-name="T2"/></text:p>
      <text:p text:style-name="P2"><text:span text:style-name="T2">#include &lt;stdio.h&gt;</text:span></text:p>
      <text:p text:style-name="P2"><text:span text:style-name="T2">void main (){</text:span></text:p>
      <text:p text:style-name="P2"><text:span text:style-name="T2"><text:tab/>int num, num1, num2, num3;</text:span></text:p>
      <text:p text:style-name="P2"><text:span text:style-name="T2"><text:tab/> num = 223410;</text:span></text:p>
      <text:p text:style-name="P2"><text:span text:style-name="T2"><text:tab/> num1=num%10;</text:span></text:p>
      <text:p text:style-name="P2"><text:span text:style-name="T2"><text:tab/> printf("\n%d",num1);</text:span></text:p>
      <text:p text:style-name="P2"><text:span text:style-name="T2"><text:tab/></text:span></text:p>
      <text:p text:style-name="P2"><text:span text:style-name="T2"><text:tab/> num2=num/10;</text:span></text:p>
      <text:p text:style-name="P2"><text:span text:style-name="T2"><text:tab/>printf("\n%d",num2);</text:span></text:p>
      <text:p text:style-name="P2"><text:span text:style-name="T2"><text:tab/><text:tab/></text:span></text:p>
      <text:p text:style-name="P2"><text:span text:style-name="T2"><text:tab/> num3=num2%10;</text:span></text:p>
      <text:p text:style-name="P2"><text:span text:style-name="T2"><text:tab/>printf("\n%d",num3);</text:span></text:p>
      <text:p text:style-name="P2"><text:span text:style-name="T2"><text:tab/></text:span></text:p>
      <text:p text:style-name="P2"><text:span text:style-name="T2"><text:tab/>printf("\nOUTPUT = %d%d",num3,num1);</text:span></text:p>
      <text:p text:style-name="P2"><text:span text:style-name="T2">}</text:span></text:p>
      <text:p text:style-name="P2"><draw:frame text:anchor-type="as-char" svg:width="146.47mm" svg:height="91.65mm" style:rel-width="scale" style:rel-height="scale"><draw:object-ole xlink:href="OleObj3"/><draw:image xlink:href="ObjectReplacements/OleObj3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